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7cm" svg:height="9.004cm" svg:x="12.032cm" svg:y="1.328cm">
            <draw:object draw:notify-on-update-of-ranges="Sheet1.A2:Sheet1.B11 Sheet1.A2:Sheet1.B11 Sheet1.C1:Sheet1.C1 Sheet1.C2:Sheet1.C11 Sheet1.A2:Sheet1.B11 Sheet1.D1:Sheet1.D1 Sheet1.D2:Sheet1.D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Subdivisions</text:p>
          </table:table-cell>
          <table:table-cell office:value-type="string" calcext:value-type="string">
            <text:p>Time (User)</text:p>
          </table:table-cell>
          <table:table-cell office:value-type="string" calcext:value-type="string">
            <text:p>Time (wall)</text:p>
          </table:table-cell>
          <table:table-cell office:value-type="string" calcext:value-type="string">
            <text:p>RSS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.39</text:p>
          </table:table-cell>
          <table:table-cell office:value-type="float" office:value="1.81" calcext:value-type="float">
            <text:p>1,81</text:p>
          </table:table-cell>
          <table:table-cell office:value-type="float" office:value="1298036" calcext:value-type="float">
            <text:p>129803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2.39</text:p>
          </table:table-cell>
          <table:table-cell office:value-type="float" office:value="2.71" calcext:value-type="float">
            <text:p>2,71</text:p>
          </table:table-cell>
          <table:table-cell office:value-type="float" office:value="1387540" calcext:value-type="float">
            <text:p>138754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.10</text:p>
          </table:table-cell>
          <table:table-cell office:value-type="float" office:value="4.39" calcext:value-type="float">
            <text:p>4,39</text:p>
          </table:table-cell>
          <table:table-cell office:value-type="float" office:value="1640996" calcext:value-type="float">
            <text:p>1640996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6.27</text:p>
          </table:table-cell>
          <table:table-cell office:value-type="float" office:value="6.62" calcext:value-type="float">
            <text:p>6,62</text:p>
          </table:table-cell>
          <table:table-cell office:value-type="float" office:value="2023316" calcext:value-type="float">
            <text:p>202331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9.24</text:p>
          </table:table-cell>
          <table:table-cell office:value-type="float" office:value="9.58" calcext:value-type="float">
            <text:p>9,58</text:p>
          </table:table-cell>
          <table:table-cell office:value-type="float" office:value="2516496" calcext:value-type="float">
            <text:p>2516496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12.68</text:p>
          </table:table-cell>
          <table:table-cell office:value-type="float" office:value="13.05" calcext:value-type="float">
            <text:p>13,05</text:p>
          </table:table-cell>
          <table:table-cell office:value-type="float" office:value="3065180" calcext:value-type="float">
            <text:p>306518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16.64</text:p>
          </table:table-cell>
          <table:table-cell office:value-type="float" office:value="17.48" calcext:value-type="float">
            <text:p>17,48</text:p>
          </table:table-cell>
          <table:table-cell office:value-type="float" office:value="3766536" calcext:value-type="float">
            <text:p>3766536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21.58</text:p>
          </table:table-cell>
          <table:table-cell office:value-type="float" office:value="23.62" calcext:value-type="float">
            <text:p>23,62</text:p>
          </table:table-cell>
          <table:table-cell office:value-type="float" office:value="4452324" calcext:value-type="float">
            <text:p>4452324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27.71</text:p>
          </table:table-cell>
          <table:table-cell office:value-type="float" office:value="40.67" calcext:value-type="float">
            <text:p>40,67</text:p>
          </table:table-cell>
          <table:table-cell office:value-type="float" office:value="5229344" calcext:value-type="float">
            <text:p>522934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33.62</text:p>
          </table:table-cell>
          <table:table-cell office:value-type="float" office:value="52.83" calcext:value-type="float">
            <text:p>52,83</text:p>
          </table:table-cell>
          <table:table-cell office:value-type="float" office:value="5998836" calcext:value-type="float">
            <text:p>599883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7">00/00/0000</text:date>, <text:time style:data-style-name="N2" text:time-value="11:27:50.5721036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26T11:27:54.522341144</meta:creation-date>
    <meta:editing-duration>PT22H23M19S</meta:editing-duration>
    <meta:editing-cycles>2</meta:editing-cycles>
    <meta:generator>LibreOffice/6.3.4.2.0$Linux_X86_64 LibreOffice_project/30$Build-2</meta:generator>
    <meta:initial-creator>Jeff T</meta:initial-creator>
    <dc:date>2020-02-27T10:01:20.250823956</dc:date>
    <dc:creator>Jeff T</dc:creator>
    <meta:document-statistic meta:table-count="1" meta:cell-count="44" meta:object-count="1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2.987cm" svg:y="3.954cm" style:legend-expansion="high" chart:style-name="ch2"/>
        <chart:plot-area chart:style-name="ch3" table:cell-range-address="Sheet1.A2:Sheet1.D11 Sheet1.C1:Sheet1.D1" chart:data-source-has-labels="both" svg:x="0.319cm" svg:y="0.18cm" svg:width="12.349cm" svg:height="8.645cm">
          <chartooo:coordinate-region svg:x="1.866cm" svg:y="0.379cm" svg:width="10.43cm" svg:height="7.799cm"/>
          <chart:axis chart:dimension="x" chart:name="primary-x" chart:style-name="ch4" chartooo:axis-type="auto">
            <chart:categories table:cell-range-address="Sheet1.A2:Sheet1.B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C2:Sheet1.C11" chart:label-cell-address="Sheet1.C1:Sheet1.C1" chart:class="chart:scatter">
            <chart:domain table:cell-range-address="Sheet1.A2:Sheet1.B11"/>
            <chart:data-point chart:repeated="20"/>
          </chart:series>
          <chart:series chart:style-name="ch7" chart:values-cell-range-address="Sheet1.D2:Sheet1.D11" chart:label-cell-address="Sheet1.D1:Sheet1.D1" chart:class="chart:scatter"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 Column B</text:p>
              </table:table-cell>
              <table:table-cell office:value-type="string">
                <text:p>Time (wall)</text:p>
                <draw:g>
                  <svg:desc>Sheet1.C1:Sheet1.C1</svg:desc>
                </draw:g>
              </table:table-cell>
              <table:table-cell office:value-type="string">
                <text:p>RSS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 1.39</text:p>
                <text:list>
                  <text:list-item>
                    <text:p/>
                  </text:list-item>
                  <text:list-item>
                    <text:p>1.39</text:p>
                  </text:list-item>
                </text:list>
                <draw:g>
                  <svg:desc>Sheet1.A2:Sheet1.B11</svg:desc>
                </draw:g>
              </table:table-cell>
              <table:table-cell office:value-type="float" office:value="100">
                <text:p>100</text:p>
                <draw:g>
                  <svg:desc>Sheet1.A2:Sheet1.B11</svg:desc>
                </draw:g>
              </table:table-cell>
              <table:table-cell office:value-type="float" office:value="1.81">
                <text:p>1.81</text:p>
                <draw:g>
                  <svg:desc>Sheet1.C2:Sheet1.C11</svg:desc>
                </draw:g>
              </table:table-cell>
              <table:table-cell office:value-type="float" office:value="1298036">
                <text:p>1298036</text:p>
                <draw:g>
                  <svg:desc>Sheet1.D2:Sheet1.D11</svg:desc>
                </draw:g>
              </table:table-cell>
            </table:table-row>
            <table:table-row>
              <table:table-cell office:value-type="float" office:value="200">
                <text:p>200 2.39</text:p>
                <text:list>
                  <text:list-item>
                    <text:p/>
                  </text:list-item>
                  <text:list-item>
                    <text:p>2.39</text:p>
                  </text:list-item>
                </text:list>
              </table:table-cell>
              <table:table-cell office:value-type="float" office:value="200">
                <text:p>200</text:p>
              </table:table-cell>
              <table:table-cell office:value-type="float" office:value="2.71">
                <text:p>2.71</text:p>
              </table:table-cell>
              <table:table-cell office:value-type="float" office:value="1387540">
                <text:p>1387540</text:p>
              </table:table-cell>
            </table:table-row>
            <table:table-row>
              <table:table-cell office:value-type="float" office:value="300">
                <text:p>300 4.10</text:p>
                <text:list>
                  <text:list-item>
                    <text:p/>
                  </text:list-item>
                  <text:list-item>
                    <text:p>4.10</text:p>
                  </text:list-item>
                </text:list>
              </table:table-cell>
              <table:table-cell office:value-type="float" office:value="300">
                <text:p>300</text:p>
              </table:table-cell>
              <table:table-cell office:value-type="float" office:value="4.39">
                <text:p>4.39</text:p>
              </table:table-cell>
              <table:table-cell office:value-type="float" office:value="1640996">
                <text:p>1640996</text:p>
              </table:table-cell>
            </table:table-row>
            <table:table-row>
              <table:table-cell office:value-type="float" office:value="400">
                <text:p>400 6.27</text:p>
                <text:list>
                  <text:list-item>
                    <text:p/>
                  </text:list-item>
                  <text:list-item>
                    <text:p>6.27</text:p>
                  </text:list-item>
                </text:list>
              </table:table-cell>
              <table:table-cell office:value-type="float" office:value="400">
                <text:p>400</text:p>
              </table:table-cell>
              <table:table-cell office:value-type="float" office:value="6.62">
                <text:p>6.62</text:p>
              </table:table-cell>
              <table:table-cell office:value-type="float" office:value="2023316">
                <text:p>2023316</text:p>
              </table:table-cell>
            </table:table-row>
            <table:table-row>
              <table:table-cell office:value-type="float" office:value="500">
                <text:p>500 9.24</text:p>
                <text:list>
                  <text:list-item>
                    <text:p/>
                  </text:list-item>
                  <text:list-item>
                    <text:p>9.24</text:p>
                  </text:list-item>
                </text:list>
              </table:table-cell>
              <table:table-cell office:value-type="float" office:value="500">
                <text:p>500</text:p>
              </table:table-cell>
              <table:table-cell office:value-type="float" office:value="9.58">
                <text:p>9.58</text:p>
              </table:table-cell>
              <table:table-cell office:value-type="float" office:value="2516496">
                <text:p>2516496</text:p>
              </table:table-cell>
            </table:table-row>
            <table:table-row>
              <table:table-cell office:value-type="float" office:value="600">
                <text:p>600 12.68</text:p>
                <text:list>
                  <text:list-item>
                    <text:p/>
                  </text:list-item>
                  <text:list-item>
                    <text:p>12.68</text:p>
                  </text:list-item>
                </text:list>
              </table:table-cell>
              <table:table-cell office:value-type="float" office:value="600">
                <text:p>600</text:p>
              </table:table-cell>
              <table:table-cell office:value-type="float" office:value="13.05">
                <text:p>13.05</text:p>
              </table:table-cell>
              <table:table-cell office:value-type="float" office:value="3065180">
                <text:p>3065180</text:p>
              </table:table-cell>
            </table:table-row>
            <table:table-row>
              <table:table-cell office:value-type="float" office:value="700">
                <text:p>700 16.64</text:p>
                <text:list>
                  <text:list-item>
                    <text:p/>
                  </text:list-item>
                  <text:list-item>
                    <text:p>16.64</text:p>
                  </text:list-item>
                </text:list>
              </table:table-cell>
              <table:table-cell office:value-type="float" office:value="700">
                <text:p>700</text:p>
              </table:table-cell>
              <table:table-cell office:value-type="float" office:value="17.48">
                <text:p>17.48</text:p>
              </table:table-cell>
              <table:table-cell office:value-type="float" office:value="3766536">
                <text:p>3766536</text:p>
              </table:table-cell>
            </table:table-row>
            <table:table-row>
              <table:table-cell office:value-type="float" office:value="800">
                <text:p>800 21.58</text:p>
                <text:list>
                  <text:list-item>
                    <text:p/>
                  </text:list-item>
                  <text:list-item>
                    <text:p>21.58</text:p>
                  </text:list-item>
                </text:list>
              </table:table-cell>
              <table:table-cell office:value-type="float" office:value="800">
                <text:p>800</text:p>
              </table:table-cell>
              <table:table-cell office:value-type="float" office:value="23.62">
                <text:p>23.62</text:p>
              </table:table-cell>
              <table:table-cell office:value-type="float" office:value="4452324">
                <text:p>4452324</text:p>
              </table:table-cell>
            </table:table-row>
            <table:table-row>
              <table:table-cell office:value-type="float" office:value="900">
                <text:p>900 27.71</text:p>
                <text:list>
                  <text:list-item>
                    <text:p/>
                  </text:list-item>
                  <text:list-item>
                    <text:p>27.71</text:p>
                  </text:list-item>
                </text:list>
              </table:table-cell>
              <table:table-cell office:value-type="float" office:value="900">
                <text:p>900</text:p>
              </table:table-cell>
              <table:table-cell office:value-type="float" office:value="40.67">
                <text:p>40.67</text:p>
              </table:table-cell>
              <table:table-cell office:value-type="float" office:value="5229344">
                <text:p>5229344</text:p>
              </table:table-cell>
            </table:table-row>
            <table:table-row>
              <table:table-cell office:value-type="float" office:value="1000">
                <text:p>1000 33.62</text:p>
                <text:list>
                  <text:list-item>
                    <text:p/>
                  </text:list-item>
                  <text:list-item>
                    <text:p>33.62</text:p>
                  </text:list-item>
                </text:list>
              </table:table-cell>
              <table:table-cell office:value-type="float" office:value="1000">
                <text:p>1000</text:p>
              </table:table-cell>
              <table:table-cell office:value-type="float" office:value="52.83">
                <text:p>52.83</text:p>
              </table:table-cell>
              <table:table-cell office:value-type="float" office:value="5998836">
                <text:p>59988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.0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